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16_10-33-13_000.jpg</text:p>
          </table:table-cell>
          <table:table-cell table:style-name="ce27" office:value-type="string">
            <text:p>:bookmemo / 読んだ本 / 『「日本の伝統」という幻想』 / 著者=藤井青銅 / 部分、飛ばし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「日本の伝統」という幻想』 / 著者=藤井青銅 / 部分、飛ばし">
            <text:p>:bookmemo / 読んだ本 / 『「日本の伝統」という幻想』 / 著者=藤井青銅 / 部分、飛ばし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1-16_07-37-01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2-11-16_02-19-1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1-16_11-59-34_000.jpg</text:p>
          </table:table-cell>
          <table:table-cell table:style-name="ce28" office:value-type="string">
            <text:p>:m #*# / memo:other(m:other) / topic=習字, about=~,other=~,id=~,content=福;沢;諭;吉;友;米;百;助;村;栗;園;保;死;去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#*# / memo:other(m:other) / topic=習字, about=~,other=~,id=~,content=福;沢;諭;吉;友;米;百;助;村;栗;園;保;死;去;">
            <text:p>:m #*# / memo:other(m:other) / topic=習字, about=~,other=~,id=~,content=福;沢;諭;吉;友;米;百;助;村;栗;園;保;死;去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2-11-16_15-30-24_000.jpg</text:p>
          </table:table-cell>
          <table:table-cell table:style-name="ce27" office:value-type="string">
            <text:p>:m #*# RES / free / res-id=241X / theme=水干 / genre=歴史：日本 / session-number=~ / doc=~,other=dessin用の調べ ||| :m dessin,sketch / des. object=水干 / source=~,location=~,other=~,memo+(text-file),found~,id=~,occasion=res、並進:id=241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1-16_17-57-44_000.jpg</text:p>
          </table:table-cell>
          <table:table-cell table:style-name="ce27" office:value-type="string">
            <text:p>:m dessin,sketch / des. object=楢の木：葉 / source=~,location=~,other=~,memo~,found~,id=~,occasion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dessin,sketch / des. object=楢の木：葉 / source=~,location=~,other=~,memo~,found~,id=~,occasion=~">
            <text:p>:m dessin,sketch / des. object=楢の木：葉 / source=~,location=~,other=~,memo~,found~,id=~,occasion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2-11-16_16-48-06_000.jpg</text:p>
          </table:table-cell>
          <table:table-cell table:style-name="ce27" office:value-type="string">
            <text:p>:m RES #*# / free# JVEMV6 83#_32:1 / 83. chemistry / topics=有機化学,w=ベンジル基,s=~,i=~,other=~,doc=r-1-1~1.1:f-2.5#L.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#*# / free# JVEMV6 83#_32:1 / 83. chemistry / topics=有機化学,w=ベンジル基,s=~,i=~,other=~,doc=r-1-1~1.1:f-2.5#L.1">
            <text:p>:m RES #*# / free# JVEMV6 83#_32:1 / 83. chemistry / topics=有機化学,w=ベンジル基,s=~,i=~,other=~,doc=r-1-1~1.1:f-2.5#L.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16_07-40-21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1-15_20-47-3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1-16_13-36-5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2-11-16_09-11-22_000.mp4</text:p>
          </table:table-cell>
          <table:table-cell table:style-name="ce27" office:value-type="string">
            <text:p>:VIDEO / @自宅 / 体操 / ダンス、dance-original / move=~,for=「手足左右」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宅 / 体操 / ダンス、dance-original / move=~,for=「手足左右」,other=~">
            <text:p>:VIDEO / @自宅 / 体操 / ダンス、dance-original / move=~,for=「手足左右」,other=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16_09-09-49_000.mp4</text:p>
          </table:table-cell>
          <table:table-cell table:style-name="ce20" office:value-type="string">
            <text:p>:VIDEO / @自宅 / 体操 / ダンス、dance-original / move=~,for=「足振り」「足回し」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宅 / 体操 / ダンス、dance-original / move=~,for=「足振り」「足回し」,other=~">
            <text:p>:VIDEO / @自宅 / 体操 / ダンス、dance-original / move=~,for=「足振り」「足回し」,other=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15_21-57-40_000.jpg</text:p>
          </table:table-cell>
          <table:table-cell table:style-name="ce27" office:value-type="string">
            <text:p>:m :篠笛,shinobue #*# / session-memo:session-1 / 1#1 / p.1:genre=prac,for=3-note-sequence,key=h-4(E),notes=pitch:1-L5-L7f,session=hour-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篠笛,shinobue #*# / session-memo:session-1 / 1#1 / p.1:genre=prac,for=3-note-sequence,key=h-4(E),notes=pitch:1-L5-L7f,session=hour-~,musescore=~">
            <text:p>:m :篠笛,shinobue #*# / session-memo:session-1 / 1#1 / p.1:genre=prac,for=3-note-sequence,key=h-4(E),notes=pitch:1-L5-L7f,session=hour-~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1-16_07-40-31_000.jpg</text:p>
          </table:table-cell>
          <table:table-cell table:style-name="ce28" office:value-type="string">
            <text:p>:m / 1*1 / percussion,rythm / session-memo / p.1:item=醤油皿:1,hitter=ball-pen:2,genr=pattern-atom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16_11-59-13_000.jpg</text:p>
          </table:table-cell>
          <table:table-cell table:style-name="ce27" office:value-type="string">
            <text:p>:m #*# RES / free / res-id=3W7K / theme=福沢諭吉 / genre=歴史：日本 / session-number=~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#*# RES / free / res-id=3W7K / theme=福沢諭吉 / genre=歴史：日本 / session-number=~ / doc=~,other=~">
            <text:p>:m #*# RES / free / res-id=3W7K / theme=福沢諭吉 / genre=歴史：日本 / session-number=~ / doc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2022/11/17</text:date>, <text:time>10:4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7T10:49:06.37</dc:date>
    <dc:creator>iwabuchi ken</dc:creator>
    <meta:editing-duration>P50DT22H54M51S</meta:editing-duration>
    <meta:editing-cycles>16510</meta:editing-cycles>
    <meta:document-statistic meta:table-count="2" meta:cell-count="920" meta:object-count="0"/>
    <meta:user-defined meta:name="qrichtext">1</meta:user-defined>
  </office:meta>
</office:document-meta>
</file>